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866in"/>
    </style:style>
    <style:style style:name="co3" style:family="table-column">
      <style:table-column-properties fo:break-before="auto" style:column-width="1.824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en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row table:style-name="ro1">
          <table:table-cell/>
          <table:table-cell office:value-type="string">
            <text:p>Average</text:p>
          </table:table-cell>
          <table:table-cell office:value-type="string">
            <text:p>Standard Deviation</text:p>
          </table:table-cell>
          <table:table-cell office:value-type="string">
            <text:p>Max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>
            <draw:frame table:end-cell-address="Pen.G32" table:end-x="0.5394in" table:end-y="0.0106in" draw:z-index="0" draw:style-name="gr1" draw:text-style-name="P1" svg:width="6.3in" svg:height="3.535in" svg:x="0.0657in" svg:y="0.0319in">
              <draw:object draw:notify-on-update-of-ranges="Pen.A2:Pen.A10 Pen.B2:Pen.B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table:number-columns-repeated="3"/>
        </table:table-row>
      </table:table>
      <table:table table:name="Car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row table:style-name="ro1">
          <table:table-cell/>
          <table:table-cell office:value-type="string">
            <text:p>Average</text:p>
          </table:table-cell>
          <table:table-cell office:value-type="string">
            <text:p>Standard Deviation</text:p>
          </table:table-cell>
          <table:table-cell office:value-type="string">
            <text:p>Max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>
            <draw:frame table:end-cell-address="Car.G32" table:end-x="0.5642in" table:end-y="0.0106in" draw:z-index="0" draw:style-name="gr1" draw:text-style-name="P1" svg:width="7.2583in" svg:height="3.535in" svg:x="0.061in" svg:y="0.0319in">
              <draw:object draw:notify-on-update-of-ranges="Car.A2:Car.A10 Car.B2:Car.B1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Default" table:number-columns-repeated="3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5">11/25/2013</text:date>, <text:time>00:15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4T20:25:24.70</meta:creation-date>
    <meta:editing-duration>PT3H34M49S</meta:editing-duration>
    <meta:editing-cycles>2</meta:editing-cycles>
    <meta:generator>OpenOffice.org/3.4.1$Win32 OpenOffice.org_project/341m1$Build-9593</meta:generator>
    <dc:date>2013-11-25T00:15:12.38</dc:date>
    <meta:document-statistic meta:table-count="3" meta:cell-count="4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line" chart:style-name="ch1">
        <chart:legend chart:legend-position="end" svg:x="13.151cm" svg:y="4.178cm" style:legend-expansion="high" chart:style-name="ch2"/>
        <chart:plot-area chart:style-name="ch3" table:cell-range-address="Pen.A2:Pen.B10" chart:data-source-has-labels="column" svg:x="0.77cm" svg:y="0.851cm" svg:width="11.741cm" svg:height="7.53cm">
          <chartooo:coordinate-region svg:x="1.497cm" svg:y="1.064cm" svg:width="10.827cm" svg:height="6.644cm"/>
          <chart:axis chart:dimension="x" chart:name="primary-x" chart:style-name="ch4" chartooo:axis-type="auto">
            <chartooo:date-scale/>
            <chart:categories table:cell-range-address="Pen.A2:Pen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en.B2:Pen.B10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Pen.A2:Pen.A10</svg:desc>
                </draw:g>
              </table:table-cell>
              <table:table-cell office:value-type="float" office:value="0">
                <text:p>0</text:p>
                <draw:g>
                  <svg:desc>Pen.B2:Pen.B10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437cm" svg:height="8.98cm" xlink:href=".." xlink:type="simple" chart:class="chart:line" chart:style-name="ch1">
        <chart:legend chart:legend-position="end" svg:x="15.585cm" svg:y="4.178cm" style:legend-expansion="high" chart:style-name="ch2"/>
        <chart:plot-area chart:style-name="ch3" table:cell-range-address="Car.A2:Car.B10" chart:data-source-has-labels="column" svg:x="0.818cm" svg:y="0.851cm" svg:width="14.031cm" svg:height="7.53cm">
          <chartooo:coordinate-region svg:x="1.545cm" svg:y="1.064cm" svg:width="13.117cm" svg:height="6.644cm"/>
          <chart:axis chart:dimension="x" chart:name="primary-x" chart:style-name="ch4" chartooo:axis-type="auto">
            <chartooo:date-scale/>
            <chart:categories table:cell-range-address="Car.A2:Car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ar.B2:Car.B10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r.A2:Car.A10</svg:desc>
                </draw:g>
              </table:table-cell>
              <table:table-cell office:value-type="float" office:value="0">
                <text:p>0</text:p>
                <draw:g>
                  <svg:desc>Car.B2:Car.B10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